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NSimSun" svg:font-family="NSimSun" style:font-family-generic="system" style:font-pitch="variable"/>
    <style:font-face style:name="Noto Sans SC" svg:font-family="'Noto Sans SC'" style:font-family-generic="system" style:font-pitch="variable"/>
    <style:font-face style:name="OpenSymbol" svg:font-family="OpenSymbol" style:font-charset="x-symbol"/>
  </office:font-face-decls>
  <office:automatic-styles>
    <style:style style:name="Tabla1" style:family="table">
      <style:table-properties style:width="8.659cm" fo:margin-left="4.085cm" table:align="left"/>
    </style:style>
    <style:style style:name="Tabla1.A" style:family="table-column">
      <style:table-column-properties style:column-width="4.413cm"/>
    </style:style>
    <style:style style:name="Tabla1.B" style:family="table-column">
      <style:table-column-properties style:column-width="4.246cm"/>
    </style:style>
    <style:style style:name="Tabla1.A1" style:family="table-cell">
      <style:table-cell-properties fo:padding="0.097cm" fo:border-left="0.5pt solid #ffffff" fo:border-right="none" fo:border-top="0.5pt solid #ffffff" fo:border-bottom="0.5pt solid #ffffff"/>
    </style:style>
    <style:style style:name="Tabla1.B1" style:family="table-cell">
      <style:table-cell-properties fo:padding="0.097cm" fo:border="0.5pt solid #ffffff"/>
    </style:style>
    <style:style style:name="Tabla1.A2" style:family="table-cell">
      <style:table-cell-properties fo:padding="0.097cm" fo:border-left="0.5pt solid #ffffff" fo:border-right="none" fo:border-top="none" fo:border-bottom="0.5pt solid #ffffff"/>
    </style:style>
    <style:style style:name="Tabla1.B2" style:family="table-cell">
      <style:table-cell-properties fo:padding="0.097cm" fo:border-left="0.5pt solid #ffffff" fo:border-right="0.5pt solid #ffffff" fo:border-top="none" fo:border-bottom="0.5pt solid #ffffff"/>
    </style:style>
    <style:style style:name="P1" style:family="paragraph" style:parent-style-name="Standard">
      <style:paragraph-properties fo:text-align="center" style:justify-single-word="false"/>
      <style:text-properties style:font-name="Liberation Sans" fo:font-size="14pt" fo:language="zxx" fo:country="none" fo:font-weight="bold" officeooo:rsid="001ec9db" officeooo:paragraph-rsid="001ec9db" style:font-size-asian="12.25pt" style:language-asian="zxx" style:country-asian="none" style:font-weight-asian="bold" style:font-size-complex="14pt" style:language-complex="zxx" style:country-complex="none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Liberation Sans" fo:font-size="12pt" fo:language="zxx" fo:country="none" fo:font-weight="bold" officeooo:rsid="001ec9db" officeooo:paragraph-rsid="001ec9db" style:font-size-asian="10.5pt" style:language-asian="zxx" style:country-asian="none" style:font-weight-asian="bold" style:font-size-complex="12pt" style:language-complex="zxx" style:country-complex="none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Liberation Sans" fo:font-size="10pt" fo:language="zxx" fo:country="none" fo:font-weight="normal" officeooo:rsid="001ec9db" officeooo:paragraph-rsid="001ec9db" style:font-size-asian="8.75pt" style:language-asian="zxx" style:country-asian="none" style:font-weight-asian="normal" style:font-size-complex="10pt" style:language-complex="zxx" style:country-complex="none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Liberation Sans" fo:font-size="10pt" fo:language="zxx" fo:country="none" fo:font-weight="normal" officeooo:rsid="001f9b66" officeooo:paragraph-rsid="001f9b66" style:font-size-asian="8.75pt" style:language-asian="zxx" style:country-asian="none" style:font-weight-asian="normal" style:font-size-complex="10pt" style:language-complex="zxx" style:country-complex="none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Liberation Sans" fo:font-size="12pt" fo:language="zxx" fo:country="none" fo:font-weight="bold" officeooo:rsid="001fef73" officeooo:paragraph-rsid="001fef73" style:font-size-asian="10.5pt" style:language-asian="zxx" style:country-asian="none" style:font-weight-asian="bold" style:font-size-complex="12pt" style:language-complex="zxx" style:country-complex="none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Liberation Sans" fo:font-size="10pt" fo:language="zxx" fo:country="none" fo:font-weight="normal" officeooo:rsid="001fef73" officeooo:paragraph-rsid="001fef73" style:font-size-asian="8.75pt" style:language-asian="zxx" style:country-asian="none" style:font-weight-asian="normal" style:font-size-complex="10pt" style:language-complex="zxx" style:country-complex="none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Liberation Sans" fo:font-size="12pt" fo:language="zxx" fo:country="none" fo:font-weight="bold" officeooo:rsid="0021815a" officeooo:paragraph-rsid="0021815a" style:font-size-asian="10.5pt" style:language-asian="zxx" style:country-asian="none" style:font-weight-asian="bold" style:font-size-complex="12pt" style:language-complex="zxx" style:country-complex="none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Liberation Sans" fo:font-size="10pt" fo:language="zxx" fo:country="none" fo:font-weight="normal" officeooo:rsid="0021815a" officeooo:paragraph-rsid="0021815a" style:font-size-asian="8.75pt" style:language-asian="zxx" style:country-asian="none" style:font-weight-asian="normal" style:font-size-complex="10pt" style:language-complex="zxx" style:country-complex="none" style:font-weight-complex="normal"/>
    </style:style>
    <style:style style:name="P9" style:family="paragraph" style:parent-style-name="Standard" style:list-style-name="L1">
      <style:paragraph-properties fo:text-align="start" style:justify-single-word="false"/>
      <style:text-properties style:font-name="Liberation Sans" fo:font-size="10pt" fo:language="zxx" fo:country="none" fo:font-weight="normal" officeooo:rsid="0021815a" officeooo:paragraph-rsid="0021815a" style:font-size-asian="8.75pt" style:language-asian="zxx" style:country-asian="none" style:font-weight-asian="normal" style:font-size-complex="10pt" style:language-complex="zxx" style:country-complex="none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Liberation Sans" fo:font-size="10pt" fo:language="zxx" fo:country="none" fo:font-weight="normal" officeooo:rsid="00277dea" officeooo:paragraph-rsid="00277dea" style:font-size-asian="8.75pt" style:language-asian="zxx" style:country-asian="none" style:font-weight-asian="normal" style:font-size-complex="10pt" style:language-complex="zxx" style:country-complex="none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Liberation Sans" fo:font-size="10pt" fo:language="zxx" fo:country="none" fo:font-style="normal" fo:font-weight="normal" officeooo:rsid="0029e3cd" officeooo:paragraph-rsid="0029e3cd" style:font-size-asian="8.75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Consolas" fo:font-size="10pt" fo:language="zxx" fo:country="none" fo:font-style="normal" fo:font-weight="normal" officeooo:rsid="0029e3cd" officeooo:paragraph-rsid="0029e3cd" style:font-size-asian="8.75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Liberation Sans" fo:font-size="12pt" fo:language="zxx" fo:country="none" fo:font-weight="bold" officeooo:rsid="00245443" officeooo:paragraph-rsid="00245443" style:font-size-asian="10.5pt" style:language-asian="zxx" style:country-asian="none" style:font-weight-asian="bold" style:font-size-complex="12pt" style:language-complex="zxx" style:country-complex="none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Liberation Sans" fo:font-size="10pt" fo:language="zxx" fo:country="none" fo:font-weight="normal" officeooo:rsid="00245443" officeooo:paragraph-rsid="00245443" style:font-size-asian="8.75pt" style:language-asian="zxx" style:country-asian="none" style:font-weight-asian="normal" style:font-size-complex="10pt" style:language-complex="zxx" style:country-complex="none" style:font-weight-complex="normal"/>
    </style:style>
    <style:style style:name="P15" style:family="paragraph" style:parent-style-name="Table_20_Contents">
      <style:paragraph-properties fo:text-align="center" style:justify-single-word="false"/>
      <style:text-properties style:font-name="Liberation Sans" fo:font-size="10pt" fo:language="zxx" fo:country="none" fo:font-weight="bold" officeooo:rsid="0025c9d8" officeooo:paragraph-rsid="0025c9d8" style:font-size-asian="8.75pt" style:language-asian="zxx" style:country-asian="none" style:font-weight-asian="bold" style:font-size-complex="10pt" style:language-complex="zxx" style:country-complex="none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font-name="Liberation Sans" fo:font-size="10pt" fo:language="zxx" fo:country="none" officeooo:rsid="0025c9d8" officeooo:paragraph-rsid="0025c9d8" style:font-size-asian="8.75pt" style:language-asian="zxx" style:country-asian="none" style:font-size-complex="10pt" style:language-complex="zxx" style:country-complex="none"/>
    </style:style>
    <style:style style:name="P17" style:family="paragraph" style:parent-style-name="Standard">
      <style:paragraph-properties fo:text-align="start" style:justify-single-word="false"/>
      <style:text-properties style:font-name="Liberation Sans" fo:font-size="10pt" fo:language="zxx" fo:country="none" fo:font-weight="normal" officeooo:rsid="00179e43" officeooo:paragraph-rsid="00179e43" style:font-size-asian="8.75pt" style:language-asian="zxx" style:country-asian="none" style:font-weight-asian="normal" style:font-size-complex="10pt" style:language-complex="zxx" style:country-complex="none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Liberation Sans" fo:font-size="10pt" fo:language="zxx" fo:country="none" fo:font-weight="normal" officeooo:rsid="00179e43" officeooo:paragraph-rsid="0018bc05" style:font-size-asian="8.75pt" style:language-asian="zxx" style:country-asian="none" style:font-weight-asian="normal" style:font-size-complex="10pt" style:language-complex="zxx" style:country-complex="none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22b4ba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officeooo:rsid="00282a64" style:font-style-asian="normal" style:font-style-complex="normal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UNDAMENTOS DE JAVA</text:p>
      <text:p text:style-name="P2">VARIABLES</text:p>
      <text:p text:style-name="P3">Las <text:span text:style-name="T1">variables</text:span> son una forma de almacenamiento de información en la memoria RAM del ordenador.</text:p>
      <text:p text:style-name="P4">Se pueden almacenar múltiples tipos de valores dentro de las variables.</text:p>
      <text:p text:style-name="P4"/>
      <text:p text:style-name="P5">LITERALES</text:p>
      <text:p text:style-name="P6">Un <text:span text:style-name="T1">literal</text:span> es la forma más sencilla de expresión y, a diferencia de en las variables, no puede ser cambiado.</text:p>
      <text:p text:style-name="P4"/>
      <text:p text:style-name="P7">DATOS PRIMITIVOS DE JAVA</text:p>
      <text:p text:style-name="P8">Hay 8 tipos de datos primitivos en Java <text:span text:style-name="T2">cuyo valor puede incluirse dentro de variables</text:span>:</text:p>
      <text:list text:style-name="L1">
        <text:list-item>
          <text:p text:style-name="P9">Números enteros:</text:p>
          <text:list>
            <text:list-item>
              <text:p text:style-name="P9">byte</text:p>
            </text:list-item>
            <text:list-item>
              <text:p text:style-name="P9">short</text:p>
            </text:list-item>
            <text:list-item>
              <text:p text:style-name="P9">int</text:p>
            </text:list-item>
            <text:list-item>
              <text:p text:style-name="P9">long</text:p>
            </text:list-item>
          </text:list>
        </text:list-item>
        <text:list-item>
          <text:p text:style-name="P9">Números reales:</text:p>
          <text:list>
            <text:list-item>
              <text:p text:style-name="P9">float</text:p>
            </text:list-item>
            <text:list-item>
              <text:p text:style-name="P9">double</text:p>
            </text:list-item>
          </text:list>
        </text:list-item>
        <text:list-item>
          <text:p text:style-name="P9">Caracteres individuales:</text:p>
          <text:list>
            <text:list-item>
              <text:p text:style-name="P9">char</text:p>
            </text:list-item>
          </text:list>
        </text:list-item>
        <text:list-item>
          <text:p text:style-name="P9">Booleanos:</text:p>
          <text:list>
            <text:list-item>
              <text:p text:style-name="P9">boolean</text:p>
            </text:list-item>
          </text:list>
        </text:list-item>
      </text:list>
      <text:p text:style-name="P4"/>
      <text:p text:style-name="P10">Los datos primitivos de números enteros y reales tienen un límite de tamaño, si se supera esa cantidad se produce un error de desbordamiento (<text:span text:style-name="T3">overflow</text:span><text:span text:style-name="T4">). Cuando se produce overflow, el número se desborda y comienza de nuevo desde el valor más bajo o viceversa. </text:span><text:span text:style-name="T5">Esto sólo ocurre cuando se realizan operaciones y no cuando se introducen números literales fuera de rango.</text:span></text:p>
      <text:p text:style-name="P11">Ejemplo:</text:p>
      <text:p text:style-name="P12">int integerMaxValue = Integer.MAX_VALUE; // 2147483637</text:p>
      <text:p text:style-name="P12">int overflowError = integerMaxValue + 1; // Esto genera un desbordamiento</text:p>
      <text:p text:style-name="P12">int error = 2147483638; // Al no ser operacion, sino un literal, esto da error</text:p>
      <text:p text:style-name="P4"/>
      <text:p text:style-name="P13">ENVOLVENTES</text:p>
      <text:p text:style-name="P14">Existe una clase envolvente por cada uno de los datos primitivos y permiten realizar operaciones simples o proporcionar información básica sobre el dato primitivo. </text:p>
      <text:p text:style-name="P14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15">DATO PRIMITIVO</text:p>
          </table:table-cell>
          <table:table-cell table:style-name="Tabla1.B1" office:value-type="string">
            <text:p text:style-name="P15">ENVOLVENTE</text:p>
          </table:table-cell>
        </table:table-row>
        <table:table-row>
          <table:table-cell table:style-name="Tabla1.A2" office:value-type="string">
            <text:p text:style-name="P16">byte</text:p>
          </table:table-cell>
          <table:table-cell table:style-name="Tabla1.B2" office:value-type="string">
            <text:p text:style-name="P16">Byte</text:p>
          </table:table-cell>
        </table:table-row>
        <table:table-row>
          <table:table-cell table:style-name="Tabla1.A2" office:value-type="string">
            <text:p text:style-name="P16">short</text:p>
          </table:table-cell>
          <table:table-cell table:style-name="Tabla1.B2" office:value-type="string">
            <text:p text:style-name="P16">Short</text:p>
          </table:table-cell>
        </table:table-row>
        <table:table-row>
          <table:table-cell table:style-name="Tabla1.A2" office:value-type="string">
            <text:p text:style-name="P16">char</text:p>
          </table:table-cell>
          <table:table-cell table:style-name="Tabla1.B2" office:value-type="string">
            <text:p text:style-name="P16">Character</text:p>
          </table:table-cell>
        </table:table-row>
        <table:table-row>
          <table:table-cell table:style-name="Tabla1.A2" office:value-type="string">
            <text:p text:style-name="P16">int</text:p>
          </table:table-cell>
          <table:table-cell table:style-name="Tabla1.B2" office:value-type="string">
            <text:p text:style-name="P16">Integer</text:p>
          </table:table-cell>
        </table:table-row>
        <table:table-row>
          <table:table-cell table:style-name="Tabla1.A2" office:value-type="string">
            <text:p text:style-name="P16">long</text:p>
          </table:table-cell>
          <table:table-cell table:style-name="Tabla1.B2" office:value-type="string">
            <text:p text:style-name="P16">Long</text:p>
          </table:table-cell>
        </table:table-row>
        <table:table-row>
          <table:table-cell table:style-name="Tabla1.A2" office:value-type="string">
            <text:p text:style-name="P16">float</text:p>
          </table:table-cell>
          <table:table-cell table:style-name="Tabla1.B2" office:value-type="string">
            <text:p text:style-name="P16">Float</text:p>
          </table:table-cell>
        </table:table-row>
        <table:table-row>
          <table:table-cell table:style-name="Tabla1.A2" office:value-type="string">
            <text:p text:style-name="P16">double</text:p>
          </table:table-cell>
          <table:table-cell table:style-name="Tabla1.B2" office:value-type="string">
            <text:p text:style-name="P16">Double</text:p>
          </table:table-cell>
        </table:table-row>
        <table:table-row>
          <table:table-cell table:style-name="Tabla1.A2" office:value-type="string">
            <text:p text:style-name="P16">boolean</text:p>
          </table:table-cell>
          <table:table-cell table:style-name="Tabla1.B2" office:value-type="string">
            <text:p text:style-name="P16">Boolean</text:p>
          </table:table-cell>
        </table:table-row>
      </table:table>
      <text:p text:style-name="P3"/>
      <text:p text:style-name="P3"/>
      <text:p text:style-name="P17"/>
      <text:p text:style-name="P1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NSimSun" svg:font-family="NSimSun" style:font-family-generic="system" style:font-pitch="variable"/>
    <style:font-face style:name="Noto Sans SC" svg:font-family="'Noto Sans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SC" style:font-family-asian="'Noto Sans SC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6-25T21:34:42.158287500</meta:creation-date>
    <dc:date>2025-06-25T23:03:56.080747900</dc:date>
    <meta:editing-duration>PT1H8M37S</meta:editing-duration>
    <meta:editing-cycles>20</meta:editing-cycles>
    <meta:generator>LibreOffice/25.2.4.3$Windows_X86_64 LibreOffice_project/33e196637044ead23f5c3226cde09b47731f7e27</meta:generator>
    <meta:document-statistic meta:table-count="1" meta:image-count="0" meta:object-count="0" meta:page-count="1" meta:paragraph-count="45" meta:word-count="235" meta:character-count="1399" meta:non-whitespace-character-count="1220"/>
  </office:meta>
</office:document-meta>
</file>